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200EA846676AC6D06E3.png" manifest:media-type="image/png"/>
  <manifest:file-entry manifest:full-path="Pictures/10000201000000D60000007A1CD6DD6C3EC10059.png" manifest:media-type="image/png"/>
  <manifest:file-entry manifest:full-path="Pictures/100002010000020000000200748C63C103C99986.png" manifest:media-type="image/png"/>
  <manifest:file-entry manifest:full-path="Pictures/100002010000003F0000003DDDE0A0BF9C3BC0D9.png" manifest:media-type="image/png"/>
  <manifest:file-entry manifest:full-path="Pictures/10000DE70000161500000C97EEF104441C51CDB1.svg" manifest:media-type="image/svg+xml"/>
  <manifest:file-entry manifest:full-path="Pictures/100005FD000006760000065717CD3C5A7979529E.svg" manifest:media-type="image/svg+xml"/>
  <manifest:file-entry manifest:full-path="Pictures/100002010000020000000200F00F0B8BBF9963A8.png" manifest:media-type="image/png"/>
  <manifest:file-entry manifest:full-path="Pictures/10000201000000D60000007A3912499CD27A1468.png" manifest:media-type="image/png"/>
  <manifest:file-entry manifest:full-path="Pictures/10000D130000161500000C97A84E4C5ECCF8798A.svg" manifest:media-type="image/svg+xml"/>
  <manifest:file-entry manifest:full-path="Pictures/100000000000021E0000028087B94ADA24A3A0AE.jpg" manifest:media-type="image/jpeg"/>
  <manifest:file-entry manifest:full-path="Pictures/1000020100000200000002007EB1123936764F7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ffffff" draw:textarea-horizontal-align="justify" draw:textarea-vertical-align="top" draw:auto-grow-height="false" fo:min-height="3.225cm" fo:min-width="5.608cm" fo:wrap-option="wrap"/>
    </style:style>
    <style:style style:name="gr2" style:family="graphic" style:parent-style-name="standard">
      <style:graphic-properties svg:stroke-color="#666666" draw:fill-color="#ffffff" draw:textarea-horizontal-align="justify" draw:textarea-vertical-align="middle" draw:auto-grow-height="false" fo:min-height="1.293cm" fo:min-width="11.279cm" fo:wrap-option="wrap"/>
    </style:style>
    <style:style style:name="gr3" style:family="graphic" style:parent-style-name="standard">
      <style:graphic-properties svg:stroke-color="#666666" draw:fill-color="#ffffff" draw:textarea-horizontal-align="justify" draw:textarea-vertical-align="middle" draw:auto-grow-height="false" fo:min-height="1.552cm" fo:min-width="22.222cm" fo:wrap-option="wrap"/>
    </style:style>
    <style:style style:name="gr4" style:family="graphic" style:parent-style-name="standard">
      <style:graphic-properties svg:stroke-color="#666666" draw:fill-color="#ffffff" draw:textarea-horizontal-align="justify" draw:textarea-vertical-align="middle" draw:auto-grow-height="false" fo:min-height="1.402cm" fo:min-width="11.328cm" fo:wrap-option="wrap"/>
    </style:style>
    <style:style style:name="gr5" style:family="graphic" style:parent-style-name="standard">
      <style:graphic-properties svg:stroke-color="#666666" draw:fill-color="#ffffff" draw:textarea-horizontal-align="justify" draw:textarea-vertical-align="middle" draw:auto-grow-height="false" fo:min-height="1.551cm" fo:min-width="11.328cm" fo:wrap-option="wrap"/>
    </style:style>
    <style:style style:name="gr6" style:family="graphic" style:parent-style-name="standard">
      <style:graphic-properties svg:stroke-color="#666666" draw:fill-color="#ffffff" draw:textarea-horizontal-align="justify" draw:textarea-vertical-align="top" draw:auto-grow-height="false" fo:min-height="3.201cm" fo:min-width="5.597cm" fo:wrap-option="wrap"/>
    </style:style>
    <style:style style:name="gr7" style:family="graphic" style:parent-style-name="standard">
      <style:graphic-properties svg:stroke-color="#666666" draw:fill-color="#ffffff" draw:textarea-horizontal-align="justify" draw:textarea-vertical-align="middle" draw:auto-grow-height="false" fo:min-height="3.218cm" fo:min-width="4.431cm" fo:wrap-option="wrap"/>
    </style:style>
    <style:style style:name="gr8" style:family="graphic" style:parent-style-name="standard">
      <style:graphic-properties svg:stroke-color="#666666" draw:fill-color="#ffffff" draw:textarea-horizontal-align="justify" draw:textarea-vertical-align="middle" draw:auto-grow-height="false" fo:min-height="1.549cm" fo:min-width="11.328cm" fo:wrap-option="wrap"/>
    </style:style>
    <style:style style:name="gr9" style:family="graphic" style:parent-style-name="standard">
      <style:graphic-properties svg:stroke-color="#666666" draw:fill-color="#ffffff" draw:textarea-horizontal-align="justify" draw:textarea-vertical-align="middle" draw:auto-grow-height="false" fo:min-height="1.55cm" fo:min-width="11.328cm" fo:wrap-option="wrap"/>
    </style:style>
    <style:style style:name="gr10" style:family="graphic" style:parent-style-name="standard">
      <style:graphic-properties svg:stroke-color="#666666" draw:fill-color="#ffffff" draw:textarea-horizontal-align="justify" draw:textarea-vertical-align="middle" draw:auto-grow-height="false" fo:min-height="5.875cm" fo:min-width="14.451cm" fo:wrap-option="wrap"/>
    </style:style>
    <style:style style:name="gr11" style:family="graphic" style:parent-style-name="standard">
      <style:graphic-properties svg:stroke-color="#666666" draw:fill-color="#ffffff" draw:textarea-horizontal-align="justify" draw:textarea-vertical-align="middle" draw:auto-grow-height="false" fo:min-height="0.88cm" fo:min-width="0.978cm" fo:wrap-option="wrap"/>
    </style:style>
    <style:style style:name="gr12" style:family="graphic" style:parent-style-name="standard">
      <style:graphic-properties svg:stroke-color="#666666" draw:fill-color="#ffffff" draw:textarea-horizontal-align="justify" draw:textarea-vertical-align="middle" draw:auto-grow-height="false" fo:min-height="0.878cm" fo:min-width="0.978cm" fo:wrap-option="wrap"/>
    </style:style>
    <style:style style:name="gr13" style:family="graphic" style:parent-style-name="standard">
      <style:graphic-properties svg:stroke-color="#666666" draw:fill-color="#ffffff" draw:textarea-horizontal-align="justify" draw:textarea-vertical-align="middle" draw:auto-grow-height="false" fo:min-height="0.878cm" fo:min-width="0.977cm" fo:wrap-option="wrap"/>
    </style:style>
    <style:style style:name="gr14" style:family="graphic" style:parent-style-name="standard">
      <style:graphic-properties svg:stroke-color="#666666" draw:fill-color="#ffffff" draw:textarea-horizontal-align="justify" draw:textarea-vertical-align="middle" draw:auto-grow-height="false" fo:min-height="3.693cm" fo:min-width="14.593cm" fo:wrap-option="wrap"/>
    </style:style>
    <style:style style:name="gr15" style:family="graphic" style:parent-style-name="standard">
      <style:graphic-properties svg:stroke-color="#666666" draw:fill-color="#ffffff" draw:textarea-horizontal-align="justify" draw:textarea-vertical-align="middle" draw:auto-grow-height="false" fo:min-height="3.219cm" fo:min-width="3.862cm" fo:wrap-option="wrap"/>
    </style:style>
    <style:style style:name="gr16" style:family="graphic" style:parent-style-name="standard">
      <style:graphic-properties svg:stroke-color="#666666" draw:fill-color="#ffffff" draw:textarea-horizontal-align="justify" draw:textarea-vertical-align="middle" draw:auto-grow-height="false" fo:min-height="5.499cm" fo:min-width="3.863cm" fo:wrap-option="wrap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4cm, 0.101cm, 1.755cm, 0cm)" draw:image-opacity="100%" style:mirror="none"/>
    </style:style>
    <style:style style:name="gr2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1" style:family="graphic" style:parent-style-name="standard">
      <style:graphic-properties svg:stroke-width="0.051cm" svg:stroke-color="#3465a4" draw:marker-start-width="0.356cm" draw:marker-end-width="0.356cm" draw:stroke-linejoin="round" svg:stroke-linecap="round" draw:fill="none" draw:textarea-horizontal-align="justify" draw:textarea-vertical-align="middle" draw:auto-grow-height="false" fo:min-height="0.731cm" fo:min-width="3.148cm" fo:padding-top="0.151cm" fo:padding-bottom="0.151cm" fo:padding-left="0.276cm" fo:padding-right="0.276cm"/>
    </style:style>
    <style:style style:name="gr22" style:family="graphic" style:parent-style-name="standard">
      <style:graphic-properties svg:stroke-width="0.051cm" svg:stroke-color="#3465a4" draw:marker-start-width="0.356cm" draw:marker-end-width="0.356cm" draw:stroke-linejoin="round" svg:stroke-linecap="round" draw:fill="none" draw:textarea-horizontal-align="justify" draw:textarea-vertical-align="middle" draw:auto-grow-height="false" fo:min-height="0.616cm" fo:min-width="3.16cm" fo:padding-top="0.151cm" fo:padding-bottom="0.151cm" fo:padding-left="0.276cm" fo:padding-right="0.276cm"/>
    </style:style>
    <style:style style:name="gr23" style:family="graphic" style:parent-style-name="standard">
      <style:graphic-properties svg:stroke-width="0.102cm" svg:stroke-color="#778899" draw:marker-start-width="0.509cm" draw:marker-end-width="0.509cm" draw:fill="none" draw:textarea-horizontal-align="justify" draw:textarea-vertical-align="top" draw:auto-grow-height="false" fo:min-height="4.855cm" fo:min-width="4.097cm" fo:padding-top="0.176cm" fo:padding-bottom="0.176cm" fo:padding-left="0.301cm" fo:padding-right="0.301cm"/>
    </style:style>
    <style:style style:name="gr24" style:family="graphic" style:parent-style-name="standard">
      <style:graphic-properties svg:stroke-width="0.102cm" svg:stroke-color="#ffd700" draw:marker-start-width="0.509cm" draw:marker-end-width="0.509cm" draw:fill="none" draw:textarea-horizontal-align="justify" draw:textarea-vertical-align="top" draw:auto-grow-height="false" fo:min-height="4.728cm" fo:min-width="4.097cm" fo:padding-top="0.176cm" fo:padding-bottom="0.176cm" fo:padding-left="0.301cm" fo:padding-right="0.301cm"/>
    </style:style>
    <style:style style:name="gr25" style:family="graphic" style:parent-style-name="standard">
      <style:graphic-properties svg:stroke-width="0.102cm" svg:stroke-color="#bc8f8f" draw:marker-start-width="0.509cm" draw:marker-end-width="0.509cm" draw:fill="none" draw:textarea-horizontal-align="justify" draw:textarea-vertical-align="top" draw:auto-grow-height="false" fo:min-height="2.188cm" fo:min-width="4.097cm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text-align="start">
        <style:tab-stops/>
      </style:paragraph-properties>
    </style:style>
    <style:style style:name="P10" style:family="paragraph">
      <loext:graphic-properties draw:fill="none"/>
      <style:paragraph-properties fo:text-align="start"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108cm" svg:height="3.475cm" svg:x="0.309cm" svg:y="13.498cm">
          <text:p text:style-name="P1">Drivers y motores de movimiento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1.779cm" svg:height="1.543cm" svg:x="0.31cm" svg:y="4.862cm">
          <text:p text:style-name="P1">Archivo GCod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22.722cm" svg:height="1.802cm" svg:x="0.309cm" svg:y="11.294cm">
          <text:p text:style-name="P1">Controlador de movimiento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11.828cm" svg:height="1.652cm" svg:x="0.309cm" svg:y="9.215cm">
          <text:p text:style-name="P1">Interprete GCod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11.828cm" svg:height="1.801cm" svg:x="0.309cm" svg:y="6.902cm">
          <text:p text:style-name="P1">Almacenamiento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2" draw:layer="layout" svg:width="6.097cm" svg:height="3.451cm" svg:x="6.78cm" svg:y="13.522cm">
          <text:p text:style-name="P1">Sensores fin de carrera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4.931cm" svg:height="3.468cm" svg:x="13.314cm" svg:y="13.522cm">
          <text:p text:style-name="P1">Driver y motor de fresado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2" draw:layer="layout" svg:width="11.828cm" svg:height="1.799cm" svg:x="0.309cm" svg:y="2.475cm">
          <text:p text:style-name="P1">Generador de GCode CAM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text-style-name="P2" draw:layer="layout" svg:width="11.828cm" svg:height="1.8cm" svg:x="0.309cm" svg:y="0.23cm">
          <text:p text:style-name="P1">Editor de modelos 3D CAD 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14.951cm" svg:height="6.125cm" svg:x="12.527cm" svg:y="0.255cm">
          <text:p text:style-name="P1">Interfaz de de control usuario 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g>
          <draw:custom-shape draw:style-name="gr11" draw:text-style-name="P3" draw:layer="layout" svg:width="1.478cm" svg:height="1.13cm" svg:x="0.799cm" svg:y="15.503cm">
            <text:p text:style-name="P1"><text:span text:style-name="T1">X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1" draw:text-style-name="P3" draw:layer="layout" svg:width="1.478cm" svg:height="1.13cm" svg:x="2.691cm" svg:y="15.503cm">
            <text:p text:style-name="P1"><text:span text:style-name="T1">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1" draw:text-style-name="P3" draw:layer="layout" svg:width="1.478cm" svg:height="1.13cm" svg:x="4.583cm" svg:y="15.503cm">
            <text:p text:style-name="P1"><text:span text:style-name="T1">Z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g>
          <draw:custom-shape draw:style-name="gr12" draw:text-style-name="P3" draw:layer="layout" svg:width="1.478cm" svg:height="1.128cm" svg:x="7.244cm" svg:y="15.473cm">
            <text:p text:style-name="P1"><text:span text:style-name="T1">X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2" draw:text-style-name="P3" draw:layer="layout" svg:width="1.478cm" svg:height="1.128cm" svg:x="9.136cm" svg:y="15.473cm">
            <text:p text:style-name="P1"><text:span text:style-name="T1">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3" draw:text-style-name="P3" draw:layer="layout" svg:width="1.477cm" svg:height="1.128cm" svg:x="11.03cm" svg:y="15.473cm">
            <text:p text:style-name="P1"><text:span text:style-name="T1">Z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custom-shape draw:style-name="gr14" draw:text-style-name="P2" draw:layer="layout" svg:width="15.093cm" svg:height="3.943cm" svg:x="12.502cm" svg:y="6.902cm">
          <text:p text:style-name="P1">Interface de programacion API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2" draw:layer="layout" svg:width="4.362cm" svg:height="3.469cm" svg:x="18.596cm" svg:y="13.523cm">
          <text:p text:style-name="P1">Botonera para control y operaci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2" draw:layer="layout" svg:width="4.363cm" svg:height="5.749cm" svg:x="23.298cm" svg:y="11.244cm">
          <text:p text:style-name="P1">Camara para lectura de marca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2" draw:style-name="dp1" draw:master-page-name="Default">
        <draw:frame draw:style-name="gr17" draw:text-style-name="P5" draw:layer="layout" svg:width="6.604cm" svg:height="3.349cm" svg:x="-0.03cm" svg:y="0.053cm">
          <draw:image xlink:href="Pictures/10000D130000161500000C97A84E4C5ECCF8798A.svg" xlink:type="simple" xlink:show="embed" xlink:actuate="onLoad" loext:mime-type="image/svg+xml">
            <text:p text:style-name="P4">Programa <text:s text:c="10"/></text:p>
          </draw:image>
          <draw:image xlink:href="Pictures/10000201000000D60000007A3912499CD27A1468.png" xlink:type="simple" xlink:show="embed" xlink:actuate="onLoad" loext:mime-type="image/png"/>
        </draw:frame>
        <draw:frame draw:style-name="gr18" draw:text-style-name="P6" draw:layer="layout" svg:width="2.059cm" svg:height="2.059cm" svg:x="3.772cm" svg:y="0.588cm">
          <draw:image xlink:href="Pictures/100002010000020000000200F00F0B8BBF9963A8.png" xlink:type="simple" xlink:show="embed" xlink:actuate="onLoad" loext:mime-type="image/png">
            <text:p/>
          </draw:image>
        </draw:frame>
        <draw:frame draw:style-name="gr17" draw:text-style-name="P5" draw:layer="layout" svg:width="6.604cm" svg:height="3.349cm" svg:x="6.455cm" svg:y="0.033cm">
          <draw:image xlink:href="Pictures/10000D130000161500000C97A84E4C5ECCF8798A.svg" xlink:type="simple" xlink:show="embed" xlink:actuate="onLoad" loext:mime-type="image/svg+xml">
            <text:p text:style-name="P4">Controlador <text:s text:c="9"/></text:p>
          </draw:image>
          <draw:image xlink:href="Pictures/10000201000000D60000007A3912499CD27A1468.png" xlink:type="simple" xlink:show="embed" xlink:actuate="onLoad" loext:mime-type="image/png"/>
        </draw:frame>
        <draw:frame draw:style-name="gr18" draw:text-style-name="P6" draw:layer="layout" svg:width="1.595cm" svg:height="1.884cm" svg:x="10.592cm" svg:y="0.555cm">
          <draw:image xlink:href="Pictures/100000000000021E0000028087B94ADA24A3A0AE.jpg" xlink:type="simple" xlink:show="embed" xlink:actuate="onLoad" loext:mime-type="image/jpeg">
            <text:p/>
          </draw:image>
        </draw:frame>
        <draw:frame draw:style-name="gr17" draw:text-style-name="P5" draw:layer="layout" svg:width="6.604cm" svg:height="3.349cm" svg:x="13.159cm" svg:y="0.033cm">
          <draw:image xlink:href="Pictures/10000D130000161500000C97A84E4C5ECCF8798A.svg" xlink:type="simple" xlink:show="embed" xlink:actuate="onLoad" loext:mime-type="image/svg+xml">
            <text:p text:style-name="P4">Máquina <text:s text:c="10"/></text:p>
          </draw:image>
          <draw:image xlink:href="Pictures/10000201000000D60000007A3912499CD27A1468.png" xlink:type="simple" xlink:show="embed" xlink:actuate="onLoad" loext:mime-type="image/png"/>
        </draw:frame>
        <draw:frame draw:style-name="gr18" draw:text-style-name="P6" draw:layer="layout" svg:width="2.032cm" svg:height="2.032cm" svg:x="16.869cm" svg:y="0.561cm">
          <draw:image xlink:href="Pictures/1000020100000200000002007EB1123936764F74.png" xlink:type="simple" xlink:show="embed" xlink:actuate="onLoad" loext:mime-type="image/png">
            <text:p/>
          </draw:image>
        </draw:frame>
        <draw:frame draw:style-name="gr18" draw:text-style-name="P6" draw:layer="layout" svg:width="1.524cm" svg:height="1.495cm" draw:transform="rotate (-3.14159265358979) translate (7.209cm 2.329cm)">
          <draw:image xlink:href="Pictures/100005FD000006760000065717CD3C5A7979529E.svg" xlink:type="simple" xlink:show="embed" xlink:actuate="onLoad" loext:mime-type="image/svg+xml">
            <text:p/>
          </draw:image>
          <draw:image xlink:href="Pictures/100002010000003F0000003DDDE0A0BF9C3BC0D9.png" xlink:type="simple" xlink:show="embed" xlink:actuate="onLoad" loext:mime-type="image/png"/>
        </draw:frame>
        <draw:frame draw:style-name="gr18" draw:text-style-name="P6" draw:layer="layout" svg:width="1.524cm" svg:height="1.495cm" draw:transform="rotate (-3.14159265358979) translate (13.809cm 1.73cm)">
          <draw:image xlink:href="Pictures/100005FD000006760000065717CD3C5A7979529E.svg" xlink:type="simple" xlink:show="embed" xlink:actuate="onLoad" loext:mime-type="image/svg+xml">
            <text:p/>
          </draw:image>
          <draw:image xlink:href="Pictures/100002010000003F0000003DDDE0A0BF9C3BC0D9.png" xlink:type="simple" xlink:show="embed" xlink:actuate="onLoad" loext:mime-type="image/png"/>
        </draw:frame>
        <draw:frame draw:style-name="gr18" draw:text-style-name="P6" draw:layer="layout" svg:width="1.524cm" svg:height="1.495cm" svg:x="12.189cm" svg:y="1.324cm">
          <draw:image xlink:href="Pictures/100005FD000006760000065717CD3C5A7979529E.svg" xlink:type="simple" xlink:show="embed" xlink:actuate="onLoad" loext:mime-type="image/svg+xml">
            <text:p/>
          </draw:image>
          <draw:image xlink:href="Pictures/100002010000003F0000003DDDE0A0BF9C3BC0D9.png" xlink:type="simple" xlink:show="embed" xlink:actuate="onLoad" loext:mime-type="image/png"/>
        </draw:frame>
      </draw:page>
      <draw:page draw:name="page3" draw:style-name="dp1" draw:master-page-name="Default">
        <draw:frame draw:style-name="gr17" draw:text-style-name="P5" draw:layer="layout" svg:width="15.468cm" svg:height="6.858cm" svg:x="-0.196cm" svg:y="-0.022cm">
          <draw:image xlink:href="Pictures/10000D130000161500000C97A84E4C5ECCF8798A.svg" xlink:type="simple" xlink:show="embed" xlink:actuate="onLoad" loext:mime-type="image/svg+xml">
            <text:p text:style-name="P4">Controlador <text:s text:c="54"/></text:p>
            <text:p text:style-name="P4"/>
            <text:p text:style-name="P4"/>
            <text:p text:style-name="P4"/>
            <text:p text:style-name="P4"/>
            <text:p text:style-name="P4"/>
            <text:p text:style-name="P4"/>
          </draw:image>
          <draw:image xlink:href="Pictures/10000201000000D60000007A3912499CD27A1468.png" xlink:type="simple" xlink:show="embed" xlink:actuate="onLoad" loext:mime-type="image/png"/>
        </draw:frame>
        <draw:frame draw:style-name="gr18" draw:text-style-name="P6" draw:layer="layout" svg:width="1.183cm" svg:height="1.397cm" svg:x="4.68cm" svg:y="0.613cm">
          <draw:image xlink:href="Pictures/100000000000021E0000028087B94ADA24A3A0AE.jpg" xlink:type="simple" xlink:show="embed" xlink:actuate="onLoad" loext:mime-type="image/jpeg">
            <text:p/>
          </draw:image>
        </draw:frame>
        <draw:frame draw:style-name="gr17" draw:text-style-name="P6" draw:layer="layout" svg:width="6.907cm" svg:height="3.937cm" svg:x="0.616cm" svg:y="1.883cm">
          <draw:image xlink:href="Pictures/10000DE70000161500000C97EEF104441C51CDB1.svg" xlink:type="simple" xlink:show="embed" xlink:actuate="onLoad" loext:mime-type="image/svg+xml">
            <text:p text:style-name="P1">Controlado <text:s text:c="13"/></text:p>
            <text:p text:style-name="P1">Logico <text:s text:c="12"/></text:p>
          </draw:image>
          <draw:image xlink:href="Pictures/10000201000000D60000007A1CD6DD6C3EC10059.png" xlink:type="simple" xlink:show="embed" xlink:actuate="onLoad" loext:mime-type="image/png"/>
        </draw:frame>
        <draw:frame draw:style-name="gr19" draw:text-style-name="P6" draw:layer="layout" svg:width="2.019cm" svg:height="1.524cm" svg:x="4.695cm" svg:y="3.039cm">
          <draw:image xlink:href="Pictures/100002010000020000000200748C63C103C99986.png" xlink:type="simple" xlink:show="embed" xlink:actuate="onLoad" loext:mime-type="image/png">
            <text:p/>
          </draw:image>
        </draw:frame>
        <draw:frame draw:style-name="gr17" draw:text-style-name="P6" draw:layer="layout" svg:width="6.907cm" svg:height="3.937cm" svg:x="7.117cm" svg:y="1.884cm">
          <draw:image xlink:href="Pictures/10000DE70000161500000C97EEF104441C51CDB1.svg" xlink:type="simple" xlink:show="embed" xlink:actuate="onLoad" loext:mime-type="image/svg+xml">
            <text:p text:style-name="P7">Driver de <text:s text:c="15"/></text:p>
            <text:p text:style-name="P1">potencia <text:s text:c="15"/></text:p>
          </draw:image>
          <draw:image xlink:href="Pictures/10000201000000D60000007A1CD6DD6C3EC10059.png" xlink:type="simple" xlink:show="embed" xlink:actuate="onLoad" loext:mime-type="image/png"/>
        </draw:frame>
        <draw:frame draw:style-name="gr18" draw:text-style-name="P6" draw:layer="layout" svg:width="1.905cm" svg:height="1.905cm" svg:x="10.962cm" svg:y="2.899cm">
          <draw:image xlink:href="Pictures/100002010000020000000200EA846676AC6D06E3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frame draw:style-name="gr17" draw:text-style-name="P6" xml:id="id3" draw:id="id3" draw:layer="layout" svg:width="7.561cm" svg:height="2.667cm" svg:x="1.183cm" svg:y="1.923cm">
          <draw:image xlink:href="Pictures/10000D130000161500000C97A84E4C5ECCF8798A.svg" xlink:type="simple" xlink:show="embed" xlink:actuate="onLoad" loext:mime-type="image/svg+xml">
            <text:p text:style-name="P1">Controlador </text:p>
            <text:p text:style-name="P1">de movimientos</text:p>
          </draw:image>
          <draw:image xlink:href="Pictures/10000201000000D60000007A3912499CD27A1468.png" xlink:type="simple" xlink:show="embed" xlink:actuate="onLoad" loext:mime-type="image/png"/>
        </draw:frame>
        <draw:frame draw:style-name="gr17" draw:text-style-name="P6" xml:id="id4" draw:id="id4" draw:layer="layout" svg:width="7.561cm" svg:height="2.667cm" svg:x="6.464cm" svg:y="4.587cm">
          <draw:image xlink:href="Pictures/10000D130000161500000C97A84E4C5ECCF8798A.svg" xlink:type="simple" xlink:show="embed" xlink:actuate="onLoad" loext:mime-type="image/svg+xml">
            <text:p text:style-name="P1">BeagleBone</text:p>
          </draw:image>
          <draw:image xlink:href="Pictures/10000201000000D60000007A3912499CD27A1468.png" xlink:type="simple" xlink:show="embed" xlink:actuate="onLoad" loext:mime-type="image/png"/>
        </draw:frame>
        <draw:frame draw:style-name="gr17" draw:text-style-name="P6" xml:id="id1" draw:id="id1" draw:layer="layout" svg:width="7.561cm" svg:height="2.667cm" svg:x="2.012cm" svg:y="9.292cm">
          <draw:image xlink:href="Pictures/10000D130000161500000C97A84E4C5ECCF8798A.svg" xlink:type="simple" xlink:show="embed" xlink:actuate="onLoad" loext:mime-type="image/svg+xml">
            <text:p text:style-name="P1">Camara de video</text:p>
          </draw:image>
          <draw:image xlink:href="Pictures/10000201000000D60000007A3912499CD27A1468.png" xlink:type="simple" xlink:show="embed" xlink:actuate="onLoad" loext:mime-type="image/png"/>
        </draw:frame>
        <draw:frame draw:style-name="gr17" draw:text-style-name="P6" xml:id="id6" draw:id="id6" draw:layer="layout" svg:width="7.561cm" svg:height="2.667cm" svg:x="10.458cm" svg:y="9.292cm">
          <draw:image xlink:href="Pictures/10000D130000161500000C97A84E4C5ECCF8798A.svg" xlink:type="simple" xlink:show="embed" xlink:actuate="onLoad" loext:mime-type="image/svg+xml">
            <text:p text:style-name="P1">Navegador web</text:p>
            <text:p text:style-name="P1"><text:s/>en PC o movil</text:p>
          </draw:image>
          <draw:image xlink:href="Pictures/10000201000000D60000007A3912499CD27A1468.png" xlink:type="simple" xlink:show="embed" xlink:actuate="onLoad" loext:mime-type="image/png"/>
        </draw:frame>
        <draw:frame draw:style-name="gr17" draw:text-style-name="P6" xml:id="id2" draw:id="id2" draw:layer="layout" svg:width="12.798cm" svg:height="1.633cm" svg:x="3.365cm" svg:y="7.422cm">
          <draw:image xlink:href="Pictures/10000D130000161500000C97A84E4C5ECCF8798A.svg" xlink:type="simple" xlink:show="embed" xlink:actuate="onLoad" loext:mime-type="image/svg+xml">
            <text:p text:style-name="P1">WI-FI / Ethernet</text:p>
          </draw:image>
          <draw:image xlink:href="Pictures/10000201000000D60000007A3912499CD27A1468.png" xlink:type="simple" xlink:show="embed" xlink:actuate="onLoad" loext:mime-type="image/png"/>
        </draw:frame>
        <draw:connector draw:style-name="gr20" draw:text-style-name="P6" draw:layer="layout" draw:type="curve" svg:x1="2.012cm" svg:y1="10.625cm" svg:x2="3.365cm" svg:y2="8.238cm" draw:start-shape="id1" draw:start-glue-point="3" draw:end-shape="id2" draw:end-glue-point="3" svg:d="M2012 10625c-750 0-1426-2387 1353-2387" svg:viewBox="0 0 2013 2388">
          <text:p/>
        </draw:connector>
        <draw:frame draw:style-name="gr17" draw:text-style-name="P6" xml:id="id5" draw:id="id5" draw:layer="layout" svg:width="7.561cm" svg:height="2.667cm" svg:x="11.384cm" svg:y="1.924cm">
          <draw:image xlink:href="Pictures/10000D130000161500000C97A84E4C5ECCF8798A.svg" xlink:type="simple" xlink:show="embed" xlink:actuate="onLoad" loext:mime-type="image/svg+xml">
            <text:p text:style-name="P1">Mando a distancia </text:p>
            <text:p text:style-name="P1">del controlador</text:p>
          </draw:image>
          <draw:image xlink:href="Pictures/10000201000000D60000007A3912499CD27A1468.png" xlink:type="simple" xlink:show="embed" xlink:actuate="onLoad" loext:mime-type="image/png"/>
        </draw:frame>
        <draw:connector draw:style-name="gr20" draw:text-style-name="P6" draw:layer="layout" draw:type="curve" svg:x1="4.963cm" svg:y1="4.59cm" svg:x2="6.464cm" svg:y2="5.92cm" draw:start-shape="id3" draw:end-shape="id4" draw:end-glue-point="3" svg:d="M4963 4590c0 887 500 1330 1501 1330" svg:viewBox="0 0 1502 1331">
          <text:p/>
        </draw:connector>
        <draw:connector draw:style-name="gr20" draw:text-style-name="P6" draw:layer="layout" draw:type="curve" svg:x1="14.025cm" svg:y1="5.92cm" svg:x2="15.164cm" svg:y2="4.591cm" draw:start-shape="id4" draw:end-shape="id5" svg:d="M14025 5920c760 0 1139-443 1139-1329" svg:viewBox="0 0 1140 1330">
          <text:p/>
        </draw:connector>
        <draw:connector draw:style-name="gr20" draw:text-style-name="P6" draw:layer="layout" draw:type="curve" svg:x1="14.025cm" svg:y1="5.92cm" svg:x2="16.163cm" svg:y2="8.238cm" draw:start-shape="id4" draw:end-shape="id2" svg:d="M14025 5920c3957 0 2888 2318 2138 2318" svg:viewBox="0 0 2859 2319">
          <text:p/>
        </draw:connector>
        <draw:connector draw:style-name="gr20" draw:text-style-name="P6" draw:layer="layout" draw:type="curve" svg:x1="14.025cm" svg:y1="5.92cm" svg:x2="16.163cm" svg:y2="8.238cm" draw:start-shape="id4" draw:end-shape="id2" svg:d="M14025 5920c3957 0 2888 2318 2138 2318" svg:viewBox="0 0 2859 2319">
          <text:p/>
        </draw:connector>
        <draw:connector draw:style-name="gr20" draw:text-style-name="P6" draw:layer="layout" draw:type="curve" svg:x1="14.025cm" svg:y1="5.92cm" svg:x2="16.163cm" svg:y2="8.238cm" draw:start-shape="id4" draw:end-shape="id2" draw:end-glue-point="1" svg:d="M14025 5920c3957 0 2888 2318 2138 2318" svg:viewBox="0 0 2859 2319">
          <text:p/>
        </draw:connector>
        <draw:connector draw:style-name="gr20" draw:text-style-name="P6" draw:layer="layout" draw:type="curve" svg:x1="16.163cm" svg:y1="8.238cm" svg:x2="18.019cm" svg:y2="10.625cm" draw:start-shape="id2" draw:start-glue-point="1" draw:end-shape="id6" draw:end-glue-point="1" svg:d="M16163 8238c3534 0 2606 2387 1856 2387" svg:viewBox="0 0 2555 2388">
          <text:p/>
        </draw:connector>
        <draw:connector draw:style-name="gr20" draw:text-style-name="P6" draw:layer="layout" draw:type="curve" svg:x1="3.365cm" svg:y1="1.039cm" svg:x2="1.183cm" svg:y2="3.256cm" draw:start-shape="id7" draw:start-glue-point="3" draw:end-shape="id3" draw:end-glue-point="3" svg:d="M3365 1039c-4023 0-2932 2217-2182 2217" svg:viewBox="0 0 2906 2218">
          <text:p/>
        </draw:connector>
        <draw:frame draw:style-name="gr17" draw:text-style-name="P6" xml:id="id7" draw:id="id7" draw:layer="layout" svg:width="12.798cm" svg:height="1.633cm" svg:x="3.365cm" svg:y="0.223cm">
          <draw:image xlink:href="Pictures/10000D130000161500000C97A84E4C5ECCF8798A.svg" xlink:type="simple" xlink:show="embed" xlink:actuate="onLoad" loext:mime-type="image/svg+xml">
            <text:p text:style-name="P1">Maquina CNC</text:p>
          </draw:image>
          <draw:image xlink:href="Pictures/10000201000000D60000007A3912499CD27A1468.png" xlink:type="simple" xlink:show="embed" xlink:actuate="onLoad" loext:mime-type="image/png"/>
        </draw:frame>
      </draw:page>
      <draw:page draw:name="page5" draw:style-name="dp1" draw:master-page-name="Default">
        <draw:g>
          <draw:custom-shape draw:style-name="gr21" draw:text-style-name="P8" draw:layer="layout" svg:width="3.81cm" svg:height="1.143cm" svg:x="7.493cm" svg:y="10.46cm">
            <text:p text:style-name="P1"><text:span text:style-name="T2">FileOp.rea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8" draw:layer="layout" svg:width="3.81cm" svg:height="1.016cm" svg:x="7.493cm" svg:y="11.757cm">
            <text:p text:style-name="P1"><text:span text:style-name="T2">spiPars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8" draw:layer="layout" svg:width="3.81cm" svg:height="1.143cm" svg:x="7.493cm" svg:y="12.954cm">
            <text:p text:style-name="P1"><text:span text:style-name="T2">gpioIrqHandle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0" draw:layer="layout" svg:width="4.699cm" svg:height="5.207cm" svg:x="7.112cm" svg:y="9.271cm">
            <text:p text:style-name="P9">Lcd Driver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8" draw:layer="layout" svg:width="3.81cm" svg:height="1.016cm" svg:x="7.493cm" svg:y="4.08cm">
            <text:p text:style-name="P1"><text:span text:style-name="T2">Socketio.emi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8" draw:layer="layout" svg:width="3.81cm" svg:height="1.143cm" svg:x="7.493cm" svg:y="6.477cm">
            <text:p text:style-name="P1"><text:span text:style-name="T2">os.rea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10" draw:layer="layout" svg:width="4.699cm" svg:height="5.08cm" svg:x="7.112cm" svg:y="2.921cm">
            <text:p text:style-name="P9">LcdData Clas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8" draw:layer="layout" svg:width="3.81cm" svg:height="1.016cm" svg:x="7.494cm" svg:y="5.281cm">
            <text:p text:style-name="P1"><text:span text:style-name="T2">dataPars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1" draw:text-style-name="P8" draw:layer="layout" svg:width="3.81cm" svg:height="1.143cm" svg:x="12.827cm" svg:y="6.477cm">
            <text:p text:style-name="P1"><text:span text:style-name="T2">ca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0" draw:layer="layout" svg:width="4.699cm" svg:height="2.54cm" svg:x="12.446cm" svg:y="5.461cm">
            <text:p text:style-name="P9">bash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50cm" fo:page-height="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3T01:08:44.924508122</meta:creation-date>
    <dc:date>2021-03-01T22:21:37.413738319</dc:date>
    <meta:editing-duration>PT2H56M23S</meta:editing-duration>
    <meta:editing-cycles>15</meta:editing-cycles>
    <meta:generator>LibreOffice/6.1.5.2$Linux_X86_64 LibreOffice_project/10$Build-2</meta:generator>
    <meta:document-statistic meta:object-count="64"/>
  </office:meta>
</office:document-meta>
</file>